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c375c"/>
    </style:style>
    <style:style style:name="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0fd72c" style:font-size-asian="10pt" style:font-size-complex="10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0fd72c" officeooo:paragraph-rsid="0012cf0f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font-size-asian="10pt" style:font-size-complex="10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0784d5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2cf0f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5bdd3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17849d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17f113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7f113" officeooo:paragraph-rsid="00235449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19bdf1" officeooo:paragraph-rsid="0019bdf1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2cf0f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5bdd3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849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7f113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3811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da47b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784d5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35449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d7db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17f113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7f113" officeooo:paragraph-rsid="00235449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1d3811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d3811" officeooo:paragraph-rsid="0020cec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1b935" style:font-size-asian="10pt" style:font-size-complex="10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e43a9" officeooo:paragraph-rsid="003e43a9" style:font-size-asian="10pt" style:font-size-complex="10pt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1b935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399f4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none" officeooo:rsid="0027d7db" officeooo:paragraph-rsid="0027d7db" style:font-size-asian="10pt" style:font-size-complex="10pt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style:text-underline-style="solid" style:text-underline-width="auto" style:text-underline-color="font-color" officeooo:rsid="0027d7db" officeooo:paragraph-rsid="0027d7db" style:font-size-asian="10pt" style:font-size-complex="10pt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7d7db" officeooo:paragraph-rsid="0027d7db" style:font-size-asian="10pt" style:font-size-complex="10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2c2247" style:font-size-asian="10pt" style:font-size-complex="10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1b935" style:font-size-asian="10pt" style:font-size-complex="10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3399f4" style:font-size-asian="10pt" style:font-size-complex="10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2c2247" style:font-size-asian="10pt" style:font-size-complex="10pt"/>
    </style:style>
    <style:style style:name="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c2247" officeooo:paragraph-rsid="003e43a9" style:font-size-asian="10pt" style:font-size-complex="10pt"/>
    </style:style>
    <style:style style:name="P4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2ebaa6" officeooo:paragraph-rsid="002ebaa6" style:font-size-asian="10pt" style:font-size-complex="10pt"/>
    </style:style>
    <style:style style:name="P5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399f4" officeooo:paragraph-rsid="003399f4" style:font-size-asian="10pt" style:font-size-complex="10pt"/>
    </style:style>
    <style:style style:name="P5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3b7532" officeooo:paragraph-rsid="003b7532" style:font-size-asian="10pt" style:font-size-complex="10pt"/>
    </style:style>
    <style:style style:name="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66" officeooo:paragraph-rsid="0040a866" style:font-size-asian="10pt" style:font-size-complex="10pt"/>
    </style:style>
    <style:style style:name="P5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rsid="0040a8da" officeooo:paragraph-rsid="0040a8da" style:font-size-asian="10pt" style:font-size-complex="10pt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247"/>
    </style:style>
    <style:style style:name="P5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0cec2"/>
    </style:style>
    <style:style style:name="P5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d9ad2"/>
    </style:style>
    <style:style style:name="P5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535f"/>
    </style:style>
    <style:style style:name="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1b935"/>
    </style:style>
    <style:style style:name="P5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3399f4"/>
    </style:style>
    <style:style style:name="P6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6bacd"/>
    </style:style>
    <style:style style:name="P6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399f4" officeooo:paragraph-rsid="003399f4"/>
    </style:style>
    <style:style style:name="P6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rsid="0034ae99" officeooo:paragraph-rsid="0034ae99"/>
    </style:style>
    <style:style style:name="P63" style:family="paragraph">
      <loext:graphic-properties draw:fill="none"/>
    </style:style>
    <style:style style:name="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T3" style:family="text">
      <style:text-properties officeooo:rsid="000784d5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0dae5e" style:font-size-asian="10pt" style:font-size-complex="10pt"/>
    </style:style>
    <style:style style:name="T6" style:family="text">
      <style:text-properties fo:font-size="10pt" officeooo:rsid="0012cf0f" style:font-size-asian="10pt" style:font-size-complex="10pt"/>
    </style:style>
    <style:style style:name="T7" style:family="text">
      <style:text-properties fo:font-size="10pt" officeooo:rsid="0014ca9a" style:font-size-asian="10pt" style:font-size-complex="10pt"/>
    </style:style>
    <style:style style:name="T8" style:family="text">
      <style:text-properties fo:font-size="10pt" officeooo:rsid="0017f113" style:font-size-asian="10pt" style:font-size-complex="10pt"/>
    </style:style>
    <style:style style:name="T9" style:family="text">
      <style:text-properties fo:font-size="10pt" officeooo:rsid="001d3811" style:font-size-asian="10pt" style:font-size-complex="10pt"/>
    </style:style>
    <style:style style:name="T10" style:family="text">
      <style:text-properties fo:font-size="10pt" officeooo:rsid="00100429" style:font-size-asian="10pt" style:font-size-complex="10pt"/>
    </style:style>
    <style:style style:name="T11" style:family="text">
      <style:text-properties fo:font-size="10pt" officeooo:rsid="000fd72c" style:font-size-asian="10pt" style:font-size-complex="10pt"/>
    </style:style>
    <style:style style:name="T12" style:family="text">
      <style:text-properties fo:font-size="10pt" officeooo:rsid="002c2247" style:font-size-asian="10pt" style:font-size-complex="10pt"/>
    </style:style>
    <style:style style:name="T13" style:family="text">
      <style:text-properties fo:font-size="10pt" officeooo:rsid="002d9ad2" style:font-size-asian="10pt" style:font-size-complex="10pt"/>
    </style:style>
    <style:style style:name="T14" style:family="text">
      <style:text-properties fo:font-size="10pt" officeooo:rsid="002e5006" style:font-size-asian="10pt" style:font-size-complex="10pt"/>
    </style:style>
    <style:style style:name="T15" style:family="text">
      <style:text-properties fo:font-size="10pt" officeooo:rsid="002c535f" style:font-size-asian="10pt" style:font-size-complex="10pt"/>
    </style:style>
    <style:style style:name="T16" style:family="text">
      <style:text-properties fo:font-size="10pt" officeooo:rsid="002f026e" style:font-size-asian="10pt" style:font-size-complex="10pt"/>
    </style:style>
    <style:style style:name="T17" style:family="text">
      <style:text-properties fo:font-size="10pt" officeooo:rsid="002fc3eb" style:font-size-asian="10pt" style:font-size-complex="10pt"/>
    </style:style>
    <style:style style:name="T18" style:family="text">
      <style:text-properties fo:font-size="10pt" officeooo:rsid="00337d86" style:font-size-asian="10pt" style:font-size-complex="10pt"/>
    </style:style>
    <style:style style:name="T19" style:family="text">
      <style:text-properties fo:font-size="10pt" officeooo:rsid="003399f4" style:font-size-asian="10pt" style:font-size-complex="10pt"/>
    </style:style>
    <style:style style:name="T20" style:family="text">
      <style:text-properties fo:font-size="10pt" officeooo:rsid="0034ae99" style:font-size-asian="10pt" style:font-size-complex="10pt"/>
    </style:style>
    <style:style style:name="T21" style:family="text">
      <style:text-properties fo:font-size="10pt" officeooo:rsid="0034f435" style:font-size-asian="10pt" style:font-size-complex="10pt"/>
    </style:style>
    <style:style style:name="T22" style:family="text">
      <style:text-properties fo:font-size="10pt" officeooo:rsid="0036709e" style:font-size-asian="10pt" style:font-size-complex="10pt"/>
    </style:style>
    <style:style style:name="T23" style:family="text">
      <style:text-properties fo:font-size="10pt" officeooo:rsid="003b7532" style:font-size-asian="10pt" style:font-size-complex="10pt"/>
    </style:style>
    <style:style style:name="T24" style:family="text">
      <style:text-properties fo:font-size="10pt" officeooo:rsid="0046bacd" style:font-size-asian="10pt" style:font-size-complex="10pt"/>
    </style:style>
    <style:style style:name="T25" style:family="text">
      <style:text-properties fo:font-size="10pt" officeooo:rsid="0047e9cc" style:font-size-asian="10pt" style:font-size-complex="10pt"/>
    </style:style>
    <style:style style:name="T2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7" style:family="text">
      <style:text-properties fo:font-size="10pt" style:text-underline-style="solid" style:text-underline-width="auto" style:text-underline-color="font-color" officeooo:rsid="0017f113" style:font-size-asian="10pt" style:font-size-complex="10pt"/>
    </style:style>
    <style:style style:name="T28" style:family="text">
      <style:text-properties fo:font-size="10pt" style:text-underline-style="solid" style:text-underline-width="auto" style:text-underline-color="font-color" officeooo:rsid="001d3811" style:font-size-asian="10pt" style:font-size-complex="10pt"/>
    </style:style>
    <style:style style:name="T29" style:family="text">
      <style:text-properties fo:font-size="10pt" style:text-underline-style="solid" style:text-underline-width="auto" style:text-underline-color="font-color" officeooo:rsid="001d9a03" style:font-size-asian="10pt" style:font-size-complex="10pt"/>
    </style:style>
    <style:style style:name="T30" style:family="text">
      <style:text-properties fo:font-size="10pt" style:text-underline-style="none" style:font-size-asian="10pt" style:font-size-complex="10pt"/>
    </style:style>
    <style:style style:name="T31" style:family="text">
      <style:text-properties fo:font-size="10pt" style:text-underline-style="none" officeooo:rsid="001d3811" style:font-size-asian="10pt" style:font-size-complex="10pt"/>
    </style:style>
    <style:style style:name="T32" style:family="text">
      <style:text-properties fo:font-size="10pt" style:text-underline-style="none" officeooo:rsid="0017f113" style:font-size-asian="10pt" style:font-size-complex="10pt"/>
    </style:style>
    <style:style style:name="T33" style:family="text">
      <style:text-properties officeooo:rsid="000fd72c"/>
    </style:style>
    <style:style style:name="T34" style:family="text">
      <style:text-properties officeooo:rsid="00100429"/>
    </style:style>
    <style:style style:name="T35" style:family="text">
      <style:text-properties officeooo:rsid="0012cf0f"/>
    </style:style>
    <style:style style:name="T36" style:family="text">
      <style:text-properties officeooo:rsid="0014ca9a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officeooo:rsid="002af19b"/>
    </style:style>
    <style:style style:name="T39" style:family="text">
      <style:text-properties officeooo:rsid="000dae5e"/>
    </style:style>
    <style:style style:name="T40" style:family="text">
      <style:text-properties officeooo:rsid="002c535f"/>
    </style:style>
    <style:style style:name="T41" style:family="text">
      <style:text-properties officeooo:rsid="002e6bff"/>
    </style:style>
    <style:style style:name="T42" style:family="text">
      <style:text-properties officeooo:rsid="0017f113"/>
    </style:style>
    <style:style style:name="T43" style:family="text">
      <style:text-properties officeooo:rsid="001d3811"/>
    </style:style>
    <style:style style:name="T44" style:family="text">
      <style:text-properties officeooo:rsid="003c4237"/>
    </style:style>
    <style:style style:name="T45" style:family="text">
      <style:text-properties officeooo:rsid="003e43a9"/>
    </style:style>
    <style:style style:name="T46" style:family="text">
      <style:text-properties officeooo:rsid="0041cbe1"/>
    </style:style>
    <style:style style:name="T47" style:family="text">
      <style:text-properties officeooo:rsid="004472e4"/>
    </style:style>
    <style:style style:name="T48" style:family="text">
      <style:text-properties officeooo:rsid="0045d62a"/>
    </style:style>
    <style:style style:name="T49" style:family="text">
      <style:text-properties officeooo:rsid="0046bacd"/>
    </style:style>
    <style:style style:name="gr1" style:family="graphic">
      <style:graphic-properties svg:stroke-width="0.049cm" svg:stroke-color="#3465a4" draw:marker-start-width="0.452cm" draw:marker-end-width="0.452cm" draw:fill="none" draw:textarea-horizontal-align="justify" draw:textarea-vertical-align="middle" draw:auto-grow-height="false" fo:min-height="0.282cm" fo:min-width="1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-start text:name="__DdeLink__178_3953744620"/><text:bookmark-start text:name="__DdeLink__204_3953744620"/><text:bookmark-start text:name="__DdeLink__172_3953744620"/><text:span text:style-name="T34">ALGEBRA </text:span><text:bookmark-start text:name="__DdeLink__170_3953744620"/><text:bookmark-end text:name="__DdeLink__172_3953744620"/>SKILL LEVEL 1:<text:bookmark-end text:name="__DdeLink__170_3953744620"/></text:p>
      <text:p text:style-name="P4"><text:bookmark-start text:name="__DdeLink__4_1051536132"/>INPUTS: </text:p>
      <text:p text:style-name="P11">X = 250 //ITEM PRICE</text:p>
      <text:p text:style-name="P12">V = 12% //<text:bookmark-start text:name="__DdeLink__6_1051536132"/>VA<text:span text:style-name="T3">LUE ADDED </text:span>T<text:span text:style-name="T3">AX (VAT)</text:span><text:bookmark-end text:name="__DdeLink__6_1051536132"/></text:p>
      <text:p text:style-name="P18"><text:bookmark-start text:name="__DdeLink__324_4260413120"/>Q = ? //ITEM PRICE WITH VAT</text:p>
      <text:p text:style-name="P18"><text:bookmark-end text:name="__DdeLink__324_4260413120"/></text:p>
      <text:p text:style-name="P20"><text:span text:style-name="T5">TANONG</text:span><text:span text:style-name="T4">: WHAT IS ITEM PRICE WITH VAT?</text:span></text:p>
      <text:p text:style-name="P20"><text:span text:style-name="T5">SAGOT</text:span><text:span text:style-name="T4">:</text:span><text:bookmark-end text:name="__DdeLink__4_1051536132"/></text:p>
      <text:p text:style-name="P11"/>
      <text:p text:style-name="P11"/>
      <text:p text:style-name="P11"/>
      <text:p text:style-name="P11"/>
      <text:p text:style-name="P11"/>
      <text:p text:style-name="P19"><text:bookmark-start text:name="__DdeLink__612_2007942787"/>V = <text:span text:style-name="T37">12%</text:span></text:p>
      <text:p text:style-name="P19">V = <text:span text:style-name="T37">12%/100%</text:span></text:p>
      <text:p text:style-name="P19">V = 0.12<text:bookmark-end text:name="__DdeLink__612_2007942787"/></text:p>
      <text:p text:style-name="P19"/>
      <text:p text:style-name="P24"><text:bookmark-start text:name="__DdeLink__321_4260413120"/><text:bookmark-start text:name="__DdeLink__592_2007942787"/><text:bookmark-start text:name="__DdeLink__602_2007942787"/><text:bookmark-start text:name="__DdeLink__327_4260413120"/><text:span text:style-name="T8">Q = </text:span><text:span text:style-name="T27">X</text:span><text:span text:style-name="T8"> + </text:span><text:span text:style-name="T27">X*V</text:span></text:p>
      <text:p text:style-name="P24"><text:bookmark-start text:name="__DdeLink__318_4260413120"/><text:bookmark-end text:name="__DdeLink__592_2007942787"/><text:span text:style-name="T8">Q = </text:span><text:bookmark-start text:name="__DdeLink__594_2007942787"/><text:span text:style-name="T8">250 + </text:span><text:span text:style-name="T27">250*0.12</text:span><text:bookmark-end text:name="__DdeLink__594_2007942787"/></text:p>
      <text:p text:style-name="P31"><text:bookmark-end text:name="__DdeLink__318_4260413120"/><text:span text:style-name="T4">Q = </text:span><text:span text:style-name="T26">250 + 30</text:span></text:p>
      <text:p text:style-name="P16"><draw:custom-shape text:anchor-type="paragraph" draw:z-index="0" draw:name="Shape1" draw:style-name="gr1" draw:text-style-name="P63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text:bookmark-end text:name="__DdeLink__602_2007942787"/></text:p>
      <text:p text:style-name="P16"><text:bookmark-end text:name="__DdeLink__321_4260413120"/><text:bookmark-end text:name="__DdeLink__327_4260413120"/></text:p>
      <text:p text:style-name="P11"><text:bookmark-start text:name="__DdeLink__656_3896926802"/><text:bookmark-start text:name="__DdeLink__196_3953744620"/><text:bookmark-end text:name="__DdeLink__178_3953744620"/>-----<text:bookmark-end text:name="__DdeLink__196_3953744620"/><text:bookmark-end text:name="__DdeLink__204_3953744620"/></text:p>
      <text:p text:style-name="P10"><text:bookmark-start text:name="__DdeLink__186_3953744620"/><text:bookmark-start text:name="__DdeLink__645_3896926802"/><text:bookmark-start text:name="__DdeLink__172_39537446201"/><text:span text:style-name="T34">ALGEBRA </text:span><text:bookmark-start text:name="__DdeLink__170_39537446201"/><text:bookmark-end text:name="__DdeLink__172_39537446201"/>SKILL LEVEL <text:span text:style-name="T35">2</text:span>:<text:bookmark-end text:name="__DdeLink__186_3953744620"/><text:bookmark-end text:name="__DdeLink__170_39537446201"/></text:p>
      <text:p text:style-name="P6"><text:bookmark-start text:name="__DdeLink__4_10515361321"/>INPUTS: </text:p>
      <text:p text:style-name="P13"><text:bookmark-start text:name="__DdeLink__191_3953744620"/>X = ? //ITEM PRICE</text:p>
      <text:p text:style-name="P13">V = 12% //<text:bookmark-start text:name="__DdeLink__6_10515361321"/>VA<text:span text:style-name="T3">LUE ADDED </text:span>T<text:span text:style-name="T3">AX (VAT)</text:span><text:bookmark-end text:name="__DdeLink__6_10515361321"/></text:p>
      <text:p text:style-name="P21"><text:span text:style-name="T7">Q</text:span><text:span text:style-name="T6"> = 364 //ITEM PRICE WITH VAT</text:span><text:bookmark-end text:name="__DdeLink__191_3953744620"/></text:p>
      <text:p text:style-name="P13"/>
      <text:p text:style-name="P21"><text:span text:style-name="T5">TANONG</text:span><text:span text:style-name="T4">: </text:span><text:bookmark-start text:name="__DdeLink__194_3953744620"/><text:span text:style-name="T4">WHAT IS ITEM PRICE </text:span><text:span text:style-name="T6">WITHOUT VAT</text:span><text:span text:style-name="T4">?</text:span><text:bookmark-end text:name="__DdeLink__194_3953744620"/></text:p>
      <text:p text:style-name="P21"><text:span text:style-name="T5">SAGOT</text:span><text:span text:style-name="T4">:</text:span><text:bookmark-end text:name="__DdeLink__4_10515361321"/><text:bookmark-end text:name="__DdeLink__645_3896926802"/><text:bookmark-end text:name="__DdeLink__656_3896926802"/></text:p>
      <text:p text:style-name="P13"/>
      <text:p text:style-name="P11"/>
      <text:p text:style-name="P11"/>
      <text:p text:style-name="P11"/>
      <text:p text:style-name="P11"/>
      <text:p text:style-name="P19"><text:bookmark-start text:name="__DdeLink__614_2007942787"/>V = <text:span text:style-name="T37">12%</text:span></text:p>
      <text:p text:style-name="P19">V = <text:span text:style-name="T37">12%/100%</text:span></text:p>
      <text:p text:style-name="P41">V = 0.12</text:p>
      <text:p text:style-name="P42"><text:bookmark-end text:name="__DdeLink__614_2007942787"/></text:p>
      <text:p text:style-name="P30"><text:bookmark-start text:name="__DdeLink__331_4260413120"/><text:bookmark-start text:name="__DdeLink__335_4260413120"/><text:span text:style-name="T27">Q</text:span><text:span text:style-name="T8"> = X + X*</text:span><text:span text:style-name="T27">V</text:span></text:p>
      <text:p text:style-name="P25"><text:bookmark-start text:name="__DdeLink__608_2007942787"/><text:span text:style-name="T9">364</text:span><text:bookmark-start text:name="__DdeLink__318_42604131202"/><text:span text:style-name="T8"> = </text:span><text:span text:style-name="T28">X</text:span><text:span text:style-name="T27"> + </text:span><text:span text:style-name="T28">X</text:span><text:span text:style-name="T27">*0.12</text:span></text:p>
      <text:p text:style-name="P26"><text:bookmark-end text:name="__DdeLink__608_2007942787"/><text:span text:style-name="T9">364</text:span><text:span text:style-name="T8"> = </text:span><text:span text:style-name="T31">X</text:span><text:span text:style-name="T32"> * </text:span><text:span text:style-name="T31">(1 </text:span><text:span text:style-name="T32">+ </text:span><text:span text:style-name="T29">1*</text:span><text:span text:style-name="T28">0.12</text:span><text:span text:style-name="T31">)</text:span></text:p>
      <text:p text:style-name="P26"><text:span text:style-name="T9">364</text:span><text:span text:style-name="T8"> = </text:span><text:span text:style-name="T31">X</text:span><text:span text:style-name="T32"> * </text:span><text:span text:style-name="T28">(1 </text:span><text:span text:style-name="T27">+ </text:span><text:span text:style-name="T28">0.12)</text:span><text:bookmark-end text:name="__DdeLink__318_42604131202"/></text:p>
      <text:p text:style-name="P33"><text:span text:style-name="T30">364/</text:span><text:span text:style-name="T26">(1 + 0.12)</text:span><text:span text:style-name="T30"> = X</text:span></text:p>
      <text:p text:style-name="P33"><text:span text:style-name="T26">364/(1.12)</text:span><text:span text:style-name="T30"> = X</text:span></text:p>
      <text:p text:style-name="P25"><draw:custom-shape text:anchor-type="paragraph" draw:z-index="1" draw:name="Shape1_1" draw:style-name="gr1" draw:text-style-name="P63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>325</text:span><text:span text:style-name="T8"> </text:span><text:span text:style-name="T9">= X</text:span><text:bookmark-end text:name="__DdeLink__331_4260413120"/><text:bookmark-end text:name="__DdeLink__335_4260413120"/></text:p>
      <text:p text:style-name="P44"/>
      <text:p text:style-name="P4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><text:bookmark-start text:name="__DdeLink__172_39537446202"/><text:bookmark-start text:name="__DdeLink__178_39537446201"/><text:span text:style-name="T34">ALGEBRA </text:span><text:bookmark-start text:name="__DdeLink__170_39537446202"/><text:bookmark-end text:name="__DdeLink__172_39537446202"/><text:span text:style-name="T33">SKILL LEVEL 1:</text:span><text:bookmark-end text:name="__DdeLink__170_39537446202"/></text:p>
      <text:p text:style-name="P7"><text:bookmark-start text:name="__DdeLink__4_10515361322"/>INPUTS: </text:p>
      <text:p text:style-name="P15">X = 250 //ITEM PRICE</text:p>
      <text:p text:style-name="P15">V = 12% //<text:bookmark-start text:name="__DdeLink__6_10515361322"/>VA<text:span text:style-name="T3">LUE ADDED </text:span>T<text:span text:style-name="T3">AX (VAT)</text:span><text:bookmark-end text:name="__DdeLink__6_10515361322"/></text:p>
      <text:p text:style-name="P18">Q = ? //ITEM PRICE WITH VAT</text:p>
      <text:p text:style-name="P18"/>
      <text:p text:style-name="P23"><text:span text:style-name="T5">TANONG</text:span><text:span text:style-name="T4">: WHAT IS ITEM PRICE WITH VAT?</text:span></text:p>
      <text:p text:style-name="P23"><text:span text:style-name="T5">SAGOT</text:span><text:span text:style-name="T4">:</text:span><text:bookmark-end text:name="__DdeLink__4_10515361322"/></text:p>
      <text:p text:style-name="P15"><text:bookmark-end text:name="__DdeLink__178_39537446201"/></text:p>
      <text:p text:style-name="P15"/>
      <text:p text:style-name="P15"/>
      <text:p text:style-name="P15"/>
      <text:p text:style-name="P15"/>
      <text:p text:style-name="P19">V = <text:span text:style-name="T37">12%</text:span></text:p>
      <text:p text:style-name="P19">V = <text:span text:style-name="T37">12%/100%</text:span></text:p>
      <text:p text:style-name="P19">V = 0.12</text:p>
      <text:p text:style-name="P19"/>
      <text:p text:style-name="P30"><text:bookmark-start text:name="__DdeLink__592_20079427871"/><text:span text:style-name="T8">Q = </text:span><text:span text:style-name="T27">X</text:span><text:span text:style-name="T8"> + </text:span><text:span text:style-name="T27">X*V</text:span></text:p>
      <text:p text:style-name="P29"><text:bookmark-start text:name="__DdeLink__318_42604131201"/><text:bookmark-end text:name="__DdeLink__592_20079427871"/><text:span text:style-name="T8">Q = </text:span><text:bookmark-start text:name="__DdeLink__594_20079427871"/><text:span text:style-name="T8">250 + </text:span><text:span text:style-name="T27">250*0.12</text:span><text:bookmark-end text:name="__DdeLink__594_20079427871"/></text:p>
      <text:p text:style-name="P32"><text:bookmark-end text:name="__DdeLink__318_42604131201"/><text:span text:style-name="T4">Q = </text:span><text:span text:style-name="T26">250 + 30</text:span></text:p>
      <text:p text:style-name="P17"><draw:custom-shape text:anchor-type="paragraph" draw:z-index="3" draw:name="Shape1_0" draw:style-name="gr1" draw:text-style-name="P63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Q = 280</text:p>
      <text:p text:style-name="P15"/>
      <text:p text:style-name="P15"><text:bookmark-start text:name="__DdeLink__196_39537446201"/>-----<text:bookmark-end text:name="__DdeLink__196_39537446201"/></text:p>
      <text:p text:style-name="P8"><text:bookmark-start text:name="__DdeLink__172_395374462011"/><text:span text:style-name="T34">ALGEBRA </text:span><text:bookmark-start text:name="__DdeLink__170_395374462011"/><text:bookmark-end text:name="__DdeLink__172_395374462011"/><text:span text:style-name="T33">SKILL LEVEL </text:span><text:span text:style-name="T35">2</text:span><text:span text:style-name="T33">:</text:span><text:bookmark-end text:name="__DdeLink__170_395374462011"/></text:p>
      <text:p text:style-name="P5">INPUTS: </text:p>
      <text:p text:style-name="P14">X = ? //ITEM PRICE</text:p>
      <text:p text:style-name="P14">V = 12% //<text:bookmark-start text:name="__DdeLink__6_105153613211"/>VA<text:span text:style-name="T3">LUE ADDED </text:span>T<text:span text:style-name="T3">AX (VAT)</text:span><text:bookmark-end text:name="__DdeLink__6_105153613211"/></text:p>
      <text:p text:style-name="P14"><text:span text:style-name="T36">Q</text:span><text:span text:style-name="T35"> = 364 //ITEM PRICE WITH VAT</text:span></text:p>
      <text:p text:style-name="P12"/>
      <text:p text:style-name="P22"><text:span text:style-name="T5">TANONG</text:span><text:span text:style-name="T4">: WHAT IS ITEM PRICE </text:span><text:span text:style-name="T6">WITHOUT VAT</text:span><text:span text:style-name="T4">?</text:span></text:p>
      <text:p text:style-name="P27"><text:span text:style-name="T5">SAGOT</text:span><text:span text:style-name="T4">:</text:span></text:p>
      <text:p text:style-name="P12"/>
      <text:p text:style-name="P12"/>
      <text:p text:style-name="P12"/>
      <text:p text:style-name="P12"/>
      <text:p text:style-name="P12"/>
      <text:p text:style-name="P19">V = <text:span text:style-name="T37">12%</text:span></text:p>
      <text:p text:style-name="P19">V = <text:span text:style-name="T37">12%/100%</text:span></text:p>
      <text:p text:style-name="P41">V = 0.12</text:p>
      <text:p text:style-name="P42"/>
      <text:p text:style-name="P30"><text:span text:style-name="T27">Q</text:span><text:span text:style-name="T8"> = X + X*</text:span><text:span text:style-name="T27">V</text:span></text:p>
      <text:p text:style-name="P28"><text:span text:style-name="T9">364</text:span><text:bookmark-start text:name="__DdeLink__318_426041312021"/><text:span text:style-name="T8"> = </text:span><text:span text:style-name="T28">X</text:span><text:span text:style-name="T27"> + </text:span><text:span text:style-name="T28">X</text:span><text:span text:style-name="T27">*0.12</text:span></text:p>
      <text:p text:style-name="P28"><text:span text:style-name="T9">364</text:span><text:span text:style-name="T8"> = </text:span><text:span text:style-name="T31">X</text:span><text:span text:style-name="T32"> * </text:span><text:span text:style-name="T31">(1 </text:span><text:span text:style-name="T32">+ </text:span><text:span text:style-name="T29">1*</text:span><text:span text:style-name="T28">0.12</text:span><text:span text:style-name="T31">)</text:span></text:p>
      <text:p text:style-name="P28"><text:span text:style-name="T9">364</text:span><text:span text:style-name="T8"> = </text:span><text:span text:style-name="T31">X</text:span><text:span text:style-name="T32"> * </text:span><text:span text:style-name="T28">(1 </text:span><text:span text:style-name="T27">+ </text:span><text:span text:style-name="T28">0.12)</text:span><text:bookmark-end text:name="__DdeLink__318_426041312021"/></text:p>
      <text:p text:style-name="P34"><text:span text:style-name="T30">364/</text:span><text:span text:style-name="T26">(1 + 0.12)</text:span><text:span text:style-name="T30"> = X</text:span></text:p>
      <text:p text:style-name="P34"><text:span text:style-name="T26">364/(1.12)</text:span><text:span text:style-name="T30"> = X</text:span></text:p>
      <text:p text:style-name="P28"><draw:custom-shape text:anchor-type="paragraph" draw:z-index="2" draw:name="Shape1_2" draw:style-name="gr1" draw:text-style-name="P63" svg:width="1.373cm" svg:height="0.421cm" svg:x="-0.102cm" svg:y="0.02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9">325</text:span><text:span text:style-name="T8"> </text:span><text:span text:style-name="T9">= X</text:span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28"><text:span text:style-name="T9"/></text:p>
      <text:p text:style-name="P44"><text:bookmark-start text:name="__DdeLink__196_39537446202"/><text:soft-page-break/>-----<text:bookmark-end text:name="__DdeLink__196_39537446202"/></text:p>
      <text:p text:style-name="P39"><text:bookmark-start text:name="__DdeLink__645_389692680211"/><text:bookmark-start text:name="__DdeLink__186_395374462011"/><text:bookmark-start text:name="__DdeLink__172_3953744620121"/><text:span text:style-name="T10">ALGEBRA </text:span><text:bookmark-start text:name="__DdeLink__170_3953744620121"/><text:bookmark-end text:name="__DdeLink__172_3953744620121"/><text:span text:style-name="T11">SKILL LEVEL </text:span><text:span text:style-name="T12">3</text:span><text:span text:style-name="T11">:</text:span><text:bookmark-end text:name="__DdeLink__186_395374462011"/><text:bookmark-end text:name="__DdeLink__170_3953744620121"/></text:p>
      <text:p text:style-name="P35"><text:bookmark-start text:name="__DdeLink__4_1051536132111"/>INPUTS: </text:p>
      <text:p text:style-name="P40"><text:span text:style-name="T19">S = 600K //EXCESS STOCK IN WAREHOUSE (JAPAN)</text:span></text:p>
      <text:p text:style-name="P59"><text:span text:style-name="T19">D</text:span><text:span text:style-name="T12"> </text:span><text:span text:style-name="T19">= 180 //</text:span><text:span text:style-name="T22">IN USD OF </text:span><text:span text:style-name="T19">EACH STOCK </text:span></text:p>
      <text:p text:style-name="P59"><text:span text:style-name="T20">L</text:span><text:span text:style-name="T12"> </text:span><text:span text:style-name="T19">= ? //</text:span><text:span text:style-name="T20">LOSS</text:span></text:p>
      <text:p text:style-name="P58"><text:span text:style-name="T12"/></text:p>
      <text:p text:style-name="P61"><text:span text:style-name="T12">N</text:span><text:span text:style-name="T4">OTES:</text:span></text:p>
      <text:p text:style-name="P59"><text:span text:style-name="T19">1) USD = UNITED STATES DOLLAR</text:span></text:p>
      <text:p text:style-name="P61"><text:span text:style-name="T4">2) PHP = PHILIPPINE PESO</text:span></text:p>
      <text:p text:style-name="P62"><text:span text:style-name="T4">3) </text:span><text:span text:style-name="T19">USD1 : PHP54</text:span></text:p>
      <text:p text:style-name="P62"><text:span text:style-name="T12"/></text:p>
      <text:p text:style-name="P59"><text:span text:style-name="T5">TANONG</text:span><text:span text:style-name="T4">: </text:span><text:span text:style-name="T13">WHAT </text:span><text:span text:style-name="T21">IS THE LOSS IN PHP?</text:span></text:p>
      <text:p text:style-name="P50"><text:span text:style-name="T39">SAGOT</text:span><text:span text:style-name="T42">:</text:span></text:p>
      <text:p text:style-name="P46"><text:bookmark-end text:name="__DdeLink__645_389692680211"/><text:bookmark-end text:name="__DdeLink__4_1051536132111"/></text:p>
      <text:p text:style-name="P46"/>
      <text:p text:style-name="P46"/>
      <text:p text:style-name="P46"/>
      <text:p text:style-name="P46"/>
      <text:p text:style-name="P45"/>
      <text:p text:style-name="P45"/>
      <text:p text:style-name="P45"/>
      <text:p text:style-name="P45"/>
      <text:p text:style-name="P38"><text:bookmark-start text:name="__DdeLink__172_395374462012"/><text:bookmark-start text:name="__DdeLink__692_3896926802"/><text:bookmark-start text:name="__DdeLink__645_38969268021"/><text:bookmark-start text:name="__DdeLink__186_39537446201"/><text:span text:style-name="T10">ALGEBRA </text:span><text:bookmark-start text:name="__DdeLink__170_395374462012"/><text:bookmark-end text:name="__DdeLink__172_395374462012"/><text:span text:style-name="T11">SKILL LEVEL </text:span><text:span text:style-name="T18">4</text:span><text:span text:style-name="T11">:</text:span><text:bookmark-end text:name="__DdeLink__186_39537446201"/><text:bookmark-end text:name="__DdeLink__170_395374462012"/></text:p>
      <text:p text:style-name="P37">TECHNIQUE・METHOD:<text:bookmark-start text:name="__DdeLink__4_105153613211"/></text:p>
      <text:p text:style-name="P54"><text:span text:style-name="T12">P</text:span><text:bookmark-start text:name="__DdeLink__191_39537446201"/><text:span text:style-name="T4"> </text:span><text:span text:style-name="T12">= <text:s/>1/((A/B)^2)</text:span></text:p>
      <text:p text:style-name="P47"/>
      <text:p text:style-name="P36"><text:bookmark-start text:name="__DdeLink__702_3896926802"/>INPUTS: </text:p>
      <text:p text:style-name="P48">P = 1.78 //<text:span text:style-name="T47">PRICE ELASTICITY: </text:span><text:span text:style-name="T41">PlayStation Sales Results</text:span></text:p>
      <text:p text:style-name="P52">A = 10K //<text:span text:style-name="T47">NEW PRICE</text:span></text:p>
      <text:p text:style-name="P53">B <text:span text:style-name="T46">= </text:span>? //<text:span text:style-name="T47">PREV PRICE</text:span><text:bookmark-end text:name="__DdeLink__702_3896926802"/></text:p>
      <text:p text:style-name="P52"/>
      <text:p text:style-name="P47">NOTES:: </text:p>
      <text:p text:style-name="P49"><text:span text:style-name="T45">1) </text:span>P&lt;1 = necessity, i.e. people buy with less and less regard for price; example (at present): insulin medicine</text:p>
      <text:p text:style-name="P57"><text:span text:style-name="T15">2) </text:span><text:span text:style-name="T16">Halimbawa</text:span><text:span text:style-name="T15">: </text:span><text:span text:style-name="T16">Year </text:span><text:span text:style-name="T15">2020, </text:span><text:span text:style-name="T16">Filipino family bumibili ng PlayStation 4 Console + Minecraft Dungeons @PHP10K</text:span></text:p>
      <text:p text:style-name="P44"><text:bookmark-end text:name="__DdeLink__191_39537446201"/></text:p>
      <text:p text:style-name="P56"><text:span text:style-name="T5">TANONG</text:span><text:span text:style-name="T4">: </text:span><text:span text:style-name="T13">WHAT SHOULD THE PREV PRICE BE TO ACHIEVE </text:span><text:span text:style-name="T14">NEW PRICE OF </text:span><text:span text:style-name="T13">10</text:span><text:span text:style-name="T17">K</text:span><text:span text:style-name="T13">?</text:span></text:p>
      <text:p text:style-name="P54"><text:bookmark-end text:name="__DdeLink__4_105153613211"/><text:bookmark-end text:name="__DdeLink__645_38969268021"/><text:span text:style-name="T5">SAGOT</text:span><text:span text:style-name="T8">:</text:span><text:bookmark-end text:name="__DdeLink__692_3896926802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51"><text:bookmark-start text:name="__DdeLink__704_3896926802"/><text:span text:style-name="T43">T</text:span>O-DO: -ADD: SAGOT<text:bookmark-end text:name="__DdeLink__704_3896926802"/></text:p>
      <text:p text:style-name="P60"><text:span text:style-name="T9">T</text:span><text:span text:style-name="T23">O-DO: -ADD: </text:span><text:span text:style-name="T24">FIND NEW PRICE </text:span><text:span text:style-name="T25">USING PREV PRIC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c375c"/>
    </style:style>
    <style:style style:name="MP2" style:family="paragraph" style:parent-style-name="Header">
      <style:text-properties style:use-window-font-color="true" fo:font-size="10pt" fo:font-weight="normal" officeooo:rsid="000a3d2e" officeooo:paragraph-rsid="000a3d2e" style:font-size-asian="10pt" style:font-weight-asian="normal" style:font-size-complex="10pt" style:font-weight-complex="normal"/>
    </style:style>
    <style:style style:name="MP3" style:family="paragraph" style:parent-style-name="Header">
      <style:text-properties style:use-window-font-color="true" fo:font-size="10pt" fo:font-weight="normal" officeooo:rsid="000c375c" officeooo:paragraph-rsid="000c375c" style:font-size-asian="10pt" style:font-weight-asian="normal" style:font-size-complex="10pt" style:font-weight-complex="normal"/>
    </style:style>
    <style:style style:name="MT1" style:family="text">
      <style:text-properties style:use-window-font-color="true" fo:font-size="10pt" fo:font-weight="bold" officeooo:rsid="000e4f6b" style:font-size-asian="10pt" style:font-weight-asian="bold" style:font-size-complex="10pt" style:font-weight-complex="bold"/>
    </style:style>
    <style:style style:name="MT2" style:family="text">
      <style:text-properties style:use-window-font-color="true" fo:font-size="10pt" fo:font-weight="bold" officeooo:rsid="000a3d2e" style:font-size-asian="10pt" style:font-weight-asian="bold" style:font-size-complex="10pt" style:font-weight-complex="bold"/>
    </style:style>
    <style:style style:name="MT3" style:family="text">
      <style:text-properties officeooo:rsid="002af19b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LGEBRA</text:span><text:span text:style-name="MT2">, i.e. use of containers whose value inside may vary</text:span></text:p>
        <text:p text:style-name="MP2">@company: USBONG SOCIAL SYSTEMS, INC. (USBONG)</text:p>
        <text:p text:style-name="MP2">@author: SYSON, MICHAEL B.</text:p>
        <text:p text:style-name="MP2">@date created: 20201109</text:p>
        <text:p text:style-name="MP2">@last updated: 202011<text:span text:style-name="MT3">25</text:span></text:p>
        <text:p text:style-name="MP3">@open source: Apache License, Version 2.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5:31:55.765684530</meta:creation-date>
    <meta:print-date>2020-11-09T15:37:14.857285745</meta:print-date>
    <dc:date>2020-11-25T16:34:58.938029832</dc:date>
    <meta:editing-duration>PT1H45M48S</meta:editing-duration>
    <meta:editing-cycles>64</meta:editing-cycles>
    <meta:generator>LibreOffice/6.4.6.2$Linux_X86_64 LibreOffice_project/40$Build-2</meta:generator>
    <meta:document-statistic meta:table-count="0" meta:image-count="0" meta:object-count="0" meta:page-count="2" meta:paragraph-count="96" meta:word-count="443" meta:character-count="1998" meta:non-whitespace-character-count="1644"/>
  </office:meta>
</office:document-meta>
</file>